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rijver ‘writer’ → ‘author’ or ‘person who knows how to write’</text:p>
      <text:p text:style-name="Standard">Short time but I have a book-like</text:p>
      <text:p text:style-name="Standard">Copyright has a poetics</text:p>
      <text:p text:style-name="Standard">18<text:span text:style-name="T1">th</text:span> century way of doing things</text:p>
      <text:p text:style-name="Standard">abstract ideas</text:p>
      <text:p text:style-name="Standard">personality</text:p>
      <text:p text:style-name="Standard">abstract ideas → podcast, telenovela</text:p>
      <text:p text:style-name="Standard">the magic happens, ideologically charged</text:p>
      <text:p text:style-name="Standard">starts from the idea we’re all different</text:p>
      <text:p text:style-name="Standard">genius</text:p>
      <text:p text:style-name="Standard">CONTROL</text:p>
      <text:p text:style-name="Standard">different from other forms of labour</text:p>
      <text:p text:style-name="Standard">fail save → public domain</text:p>
      <text:p text:style-name="Standard">FITTING</text:p>
      <text:p text:style-name="Standard">every form of art copyrigth?</text:p>
      <text:p text:style-name="Standard">PHOTOGRAPH</text:p>
      <text:p text:style-name="Standard">now if the idea that we work from abstract ideas → not so for photographers</text:p>
      <text:p text:style-name="Standard">WIKIPEDIA</text:p>
      <text:p text:style-name="Standard">And the other way around, other viusal artists can get in trouble with photographers</text:p>
      <text:p text:style-name="Standard">(not everyone gets sued always)</text:p>
      <text:p text:style-name="Standard">QUOTATION | </text:p>
      <text:p text:style-name="Standard">Helo design a life / economic system / </text:p>
      <text:p text:style-name="Standard">Decide how to co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rstin Stakemeir &amp; Marina Vishmidt </meta:initial-creator>
    <meta:creation-date>2019-03-02T13:43:26.339650000</meta:creation-date>
    <dc:date>2019-03-07T13:01:45.237591000</dc:date>
    <dc:creator>Kerstin Stakemeir &amp; Marina Vishmidt </dc:creator>
    <meta:editing-duration>PT35M16S</meta:editing-duration>
    <meta:editing-cycles>3</meta:editing-cycles>
    <meta:generator>LibreOffice/5.4.6.2$MacOSX_X86_64 LibreOffice_project/4014ce260a04f1026ba855d3b8d91541c224eab8</meta:generator>
    <meta:document-statistic meta:table-count="0" meta:image-count="0" meta:object-count="0" meta:page-count="1" meta:paragraph-count="23" meta:word-count="117" meta:character-count="680" meta:non-whitespace-character-count="584"/>
  </office:meta>
</office:document-meta>
</file>